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2.231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89in" fo:padding-right="0.0382in" fo:padding-top="0.0382in" fo:padding-bottom="0.0382in" fo:border-left="0.25pt solid #000000" fo:border-right="none" fo:border-top="0.25pt solid #000000" fo:border-bottom="0.25pt solid #000000"/>
    </style:style>
    <style:style style:name="Table1.C1" style:family="table-cell">
      <style:table-cell-properties fo:padding-left="0.0389in" fo:padding-right="0.0382in" fo:padding-top="0.0382in" fo:padding-bottom="0.0382in" fo:border="0.25pt solid #000000"/>
    </style:style>
    <style:style style:name="Table2" style:family="table">
      <style:table-properties style:width="6.6833in" fo:margin-left="-0.0208in" fo:margin-top="0in" fo:margin-bottom="0in" table:align="left" style:writing-mode="lr-tb"/>
    </style:style>
    <style:style style:name="Table2.A" style:family="table-column">
      <style:table-column-properties style:column-width="1.1813in"/>
    </style:style>
    <style:style style:name="Table2.B" style:family="table-column">
      <style:table-column-properties style:column-width="1.2535in"/>
    </style:style>
    <style:style style:name="Table2.C" style:family="table-column">
      <style:table-column-properties style:column-width="1.4972in"/>
    </style:style>
    <style:style style:name="Table2.D" style:family="table-column">
      <style:table-column-properties style:column-width="1.0063in"/>
    </style:style>
    <style:style style:name="Table2.E" style:family="table-column">
      <style:table-column-properties style:column-width="1.7451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middle" fo:padding-left="0.0208in" fo:padding-right="0.0201in" fo:padding-top="0in" fo:padding-bottom="0in" fo:border="0.25pt solid #000000"/>
    </style:style>
    <style:style style:name="Table2.C1" style:family="table-cell">
      <style:table-cell-properties style:vertical-align="middle" fo:padding-left="0.0208in" fo:padding-right="0.0208in" fo:padding-top="0in" fo:padding-bottom="0in" fo:border="0.25pt solid #000000"/>
    </style:style>
    <style:style style:name="Table2.A2" style:family="table-cell">
      <style:table-cell-properties style:vertical-align="bottom" fo:padding-left="0.0208in" fo:padding-right="0.0201in" fo:padding-top="0in" fo:padding-bottom="0in" fo:border="0.25pt solid #000000"/>
    </style:style>
    <style:style style:name="Table2.C2" style:family="table-cell">
      <style:table-cell-properties style:vertical-align="bottom" fo:padding-left="0.0208in" fo:padding-right="0.0208in" fo:padding-top="0in" fo:padding-bottom="0in" fo:border="0.25pt solid #000000"/>
    </style:style>
    <style:style style:name="Table3" style:family="table">
      <style:table-properties style:width="2.6215in" fo:margin-left="0in" fo:margin-top="0in" fo:margin-bottom="0in" table:align="left" style:writing-mode="lr-tb"/>
    </style:style>
    <style:style style:name="Table3.A" style:family="table-column">
      <style:table-column-properties style:column-width="1.2514in"/>
    </style:style>
    <style:style style:name="Table3.B" style:family="table-column">
      <style:table-column-properties style:column-width="1.3694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389in" fo:padding-right="0.0382in" fo:padding-top="0.0382in" fo:padding-bottom="0.0382in" fo:border-left="0.25pt solid #000000" fo:border-right="none" fo:border-top="0.25pt solid #000000" fo:border-bottom="0.25pt solid #000000"/>
    </style:style>
    <style:style style:name="Table3.B1" style:family="table-cell">
      <style:table-cell-properties fo:padding-left="0.0389in" fo:padding-right="0.0382in" fo:padding-top="0.0382in" fo:padding-bottom="0.0382in" fo:border="0.25pt solid #000000"/>
    </style:style>
    <style:style style:name="P1" style:family="paragraph" style:parent-style-name="Table_20_Contents">
      <style:text-properties officeooo:paragraph-rsid="001efb91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e43b" officeooo:paragraph-rsid="001efb91" style:font-weight-asian="normal" style:font-weight-complex="normal"/>
    </style:style>
    <style:style style:name="P3" style:family="paragraph" style:parent-style-name="Standard" style:list-style-name="L1">
      <style:paragraph-properties fo:line-height="150%" fo:text-align="start" style:justify-single-word="false"/>
      <style:text-properties fo:font-size="12pt" fo:font-weight="normal" officeooo:rsid="0005e43b" officeooo:paragraph-rsid="001efb91" style:font-weight-asian="normal" style:font-weight-complex="normal"/>
    </style:style>
    <style:style style:name="P4" style:family="paragraph" style:parent-style-name="Standard" style:list-style-name="L1">
      <style:paragraph-properties fo:line-height="150%" fo:text-align="start" style:justify-single-word="false"/>
      <style:text-properties fo:font-size="12pt" fo:font-weight="normal" officeooo:rsid="0009cb00" officeooo:paragraph-rsid="001efb91" style:font-weight-asian="normal" style:font-weight-complex="normal"/>
    </style:style>
    <style:style style:name="P5" style:family="paragraph" style:parent-style-name="Standard" style:list-style-name="L5">
      <style:paragraph-properties fo:text-align="start" style:justify-single-word="false"/>
      <style:text-properties fo:font-size="12pt" fo:font-weight="normal" officeooo:rsid="0009cb00" officeooo:paragraph-rsid="001efb91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9cb00" officeooo:paragraph-rsid="001efb91" style:font-weight-asian="normal" style:font-weight-complex="normal"/>
    </style:style>
    <style:style style:name="P7" style:family="paragraph" style:parent-style-name="Standard">
      <style:text-properties fo:font-size="12pt" fo:font-weight="normal" officeooo:rsid="0009cb00" officeooo:paragraph-rsid="001efb91" style:font-weight-asian="normal" style:font-weight-complex="normal"/>
    </style:style>
    <style:style style:name="P8" style:family="paragraph" style:parent-style-name="Standard" style:list-style-name="L4">
      <style:paragraph-properties fo:line-height="150%" fo:text-align="start" style:justify-single-word="false"/>
      <style:text-properties fo:font-size="12pt" fo:font-weight="normal" officeooo:rsid="0010228a" officeooo:paragraph-rsid="001efb91" style:font-weight-asian="normal" style:font-weight-complex="normal"/>
    </style:style>
    <style:style style:name="P9" style:family="paragraph" style:parent-style-name="Standard" style:list-style-name="L1">
      <style:paragraph-properties fo:line-height="150%" fo:text-align="start" style:justify-single-word="false"/>
      <style:text-properties fo:font-size="12pt" fo:font-weight="normal" officeooo:rsid="0010228a" officeooo:paragraph-rsid="001efb91" style:font-weight-asian="normal" style:font-weight-complex="normal"/>
    </style:style>
    <style:style style:name="P10" style:family="paragraph" style:parent-style-name="Standard" style:list-style-name="L5">
      <style:paragraph-properties fo:text-align="start" style:justify-single-word="false"/>
      <style:text-properties fo:font-size="12pt" fo:font-weight="normal" officeooo:rsid="000dd2d8" officeooo:paragraph-rsid="001efb91" style:font-weight-asian="normal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fo:font-size="12pt" fo:font-weight="normal" officeooo:rsid="000bc61b" officeooo:paragraph-rsid="001efb91" style:font-weight-asian="normal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fo:font-size="12pt" fo:font-weight="normal" officeooo:rsid="000c4f16" officeooo:paragraph-rsid="001efb91" style:font-weight-asian="normal" style:font-weight-complex="normal"/>
    </style:style>
    <style:style style:name="P13" style:family="paragraph" style:parent-style-name="Standard" style:list-style-name="L1">
      <style:paragraph-properties fo:line-height="150%" fo:text-align="start" style:justify-single-word="false"/>
      <style:text-properties fo:font-size="12pt" fo:font-weight="normal" officeooo:rsid="001efb91" officeooo:paragraph-rsid="001efb91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9cb00" officeooo:paragraph-rsid="0020661f" style:font-size-asian="12pt" style:font-weight-asian="normal" style:font-weight-complex="normal"/>
    </style:style>
    <style:style style:name="P15" style:family="paragraph" style:parent-style-name="Standard">
      <style:text-properties fo:font-size="12pt" fo:font-weight="normal" officeooo:rsid="0009cb00" officeooo:paragraph-rsid="001efb91" style:font-size-asian="12pt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418d3" officeooo:paragraph-rsid="001efb91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e43b" officeooo:paragraph-rsid="001efb91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9cb00" officeooo:paragraph-rsid="001efb91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paragraph-rsid="001efb91" style:font-size-asian="12pt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4pt" fo:font-weight="bold" officeooo:rsid="0035d6bf" officeooo:paragraph-rsid="001efb91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4pt" fo:font-weight="bold" officeooo:rsid="000418d3" officeooo:paragraph-rsid="001efb91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0418d3" officeooo:paragraph-rsid="001efb91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6pt" fo:font-weight="bold" officeooo:rsid="000418d3" officeooo:paragraph-rsid="001efb91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6pt" fo:font-weight="bold" officeooo:rsid="000418d3" officeooo:paragraph-rsid="001efb91" style:font-weight-asian="bold" style:font-weight-complex="bold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officeooo:paragraph-rsid="001efb91"/>
    </style:style>
    <style:style style:name="P26" style:family="paragraph" style:parent-style-name="Standard">
      <style:paragraph-properties fo:text-align="center" style:justify-single-word="false"/>
      <style:text-properties officeooo:paragraph-rsid="001efb91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officeooo:paragraph-rsid="001efb91"/>
    </style:style>
    <style:style style:name="P28" style:family="paragraph" style:parent-style-name="Standard">
      <style:paragraph-properties fo:text-align="start" style:justify-single-word="false"/>
      <style:text-properties officeooo:paragraph-rsid="001efb91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fo:font-weight="bold" officeooo:paragraph-rsid="001efb91" style:font-weight-asian="bold" style:font-weight-complex="bold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fo:font-weight="bold" officeooo:paragraph-rsid="001efb91" style:font-weight-asian="bold" style:font-weight-complex="bold"/>
    </style:style>
    <style:style style:name="P31" style:family="paragraph" style:parent-style-name="Standard">
      <style:text-properties fo:font-weight="bold" officeooo:paragraph-rsid="001efb91" style:font-weight-asian="bold" style:font-weight-complex="bold"/>
    </style:style>
    <style:style style:name="P32" style:family="paragraph" style:parent-style-name="Standard">
      <style:text-properties officeooo:paragraph-rsid="001efb91"/>
    </style:style>
    <style:style style:name="P33" style:family="paragraph" style:parent-style-name="Standard">
      <style:text-properties fo:font-weight="normal" officeooo:paragraph-rsid="001efb91" style:font-weight-asian="normal" style:font-weight-complex="normal"/>
    </style:style>
    <style:style style:name="P34" style:family="paragraph" style:parent-style-name="Standard">
      <style:text-properties fo:font-weight="normal" officeooo:paragraph-rsid="0020661f" style:font-weight-asian="normal" style:font-weight-complex="normal"/>
    </style:style>
    <style:style style:name="P35" style:family="paragraph" style:parent-style-name="Standard">
      <style:text-properties officeooo:paragraph-rsid="0020661f"/>
    </style:style>
    <style:style style:name="P36" style:family="paragraph" style:parent-style-name="Standard">
      <style:paragraph-properties fo:line-height="150%" fo:text-align="start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fo:font-size="12pt" fo:font-weight="normal" officeooo:rsid="0009cb00" officeooo:paragraph-rsid="001efb91" style:font-weight-asian="normal" style:font-weight-complex="normal"/>
    </style:style>
    <style:style style:name="T1" style:family="text">
      <style:text-properties officeooo:rsid="0005e43b"/>
    </style:style>
    <style:style style:name="T2" style:family="text">
      <style:text-properties style:text-position="0% 100%" officeooo:rsid="0010a624"/>
    </style:style>
    <style:style style:name="T3" style:family="text">
      <style:text-properties style:text-position="0% 100%" officeooo:rsid="0005e43b"/>
    </style:style>
    <style:style style:name="T4" style:family="text">
      <style:text-properties style:text-position="0% 100%" officeooo:rsid="000de933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05e43b"/>
    </style:style>
    <style:style style:name="T7" style:family="text">
      <style:text-properties style:text-position="super 58%" officeooo:rsid="000c0801"/>
    </style:style>
    <style:style style:name="T8" style:family="text">
      <style:text-properties style:text-position="super 58%" fo:font-size="14pt" style:font-size-asian="14pt"/>
    </style:style>
    <style:style style:name="T9" style:family="text">
      <style:text-properties officeooo:rsid="000c0801"/>
    </style:style>
    <style:style style:name="T10" style:family="text">
      <style:text-properties fo:font-size="14pt"/>
    </style:style>
    <style:style style:name="T11" style:family="text">
      <style:text-properties fo:font-size="14pt" officeooo:rsid="001275b1"/>
    </style:style>
    <style:style style:name="T12" style:family="text">
      <style:text-properties fo:font-size="14pt" fo:font-weight="bold" style:font-size-asian="14pt" style:font-weight-asian="bold" style:font-weight-complex="bold"/>
    </style:style>
    <style:style style:name="T13" style:family="text">
      <style:text-properties fo:font-size="14pt" style:font-size-asian="14pt"/>
    </style:style>
    <style:style style:name="T14" style:family="text">
      <style:text-properties fo:font-size="14pt" officeooo:rsid="001efb91" style:font-size-asian="14pt"/>
    </style:style>
    <style:style style:name="T15" style:family="text">
      <style:text-properties fo:font-size="12pt"/>
    </style:style>
    <style:style style:name="T16" style:family="text">
      <style:text-properties fo:font-size="12pt" officeooo:rsid="000c0801"/>
    </style:style>
    <style:style style:name="T17" style:family="text">
      <style:text-properties fo:font-size="12pt" officeooo:rsid="0009cb00"/>
    </style:style>
    <style:style style:name="T18" style:family="text">
      <style:text-properties fo:font-size="12pt" fo:font-weight="bold" style:font-size-asian="12pt" style:font-weight-asian="bold" style:font-weight-complex="bold"/>
    </style:style>
    <style:style style:name="T19" style:family="text">
      <style:text-properties fo:font-size="12pt" fo:font-weight="bold" officeooo:rsid="001efb91" style:font-size-asian="12pt" style:font-weight-asian="bold" style:font-weight-complex="bold"/>
    </style:style>
    <style:style style:name="T20" style:family="text">
      <style:text-properties fo:font-size="12pt" fo:font-weight="bold" officeooo:rsid="0020661f" style:font-size-asian="12pt" style:font-weight-asian="bold" style:font-weight-complex="bold"/>
    </style:style>
    <style:style style:name="T21" style:family="text">
      <style:text-properties fo:font-size="12pt" fo:font-weight="normal" style:font-size-asian="12pt" style:font-weight-asian="normal" style:font-weight-complex="normal"/>
    </style:style>
    <style:style style:name="T22" style:family="text">
      <style:text-properties officeooo:rsid="0009cb00"/>
    </style:style>
    <style:style style:name="T23" style:family="text">
      <style:text-properties officeooo:rsid="000bc61b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0bc61b" style:font-weight-asian="bold" style:font-weight-complex="bold"/>
    </style:style>
    <style:style style:name="T26" style:family="text">
      <style:text-properties fo:font-weight="bold" officeooo:rsid="001efb91" style:font-weight-asian="bold" style:font-weight-complex="bold"/>
    </style:style>
    <style:style style:name="T27" style:family="text">
      <style:text-properties fo:font-weight="bold" officeooo:rsid="0020661f" style:font-weight-asian="bold" style:font-weight-complex="bold"/>
    </style:style>
    <style:style style:name="T28" style:family="text">
      <style:text-properties officeooo:rsid="001efb91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0bc61b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Computer Science and Information Technology Department, UoB, Quetta</text:p>
      <text:p text:style-name="P21">Course: <text:span text:style-name="T1">Database Systems</text:span></text:p>
      <text:p text:style-name="P21"><text:span text:style-name="T28">Reappear</text:span> Exam 201<text:span text:style-name="T28">9</text:span></text:p>
      <text:p text:style-name="P23"/>
      <text:p text:style-name="P22"><text:span text:style-name="T2">BS</text:span><text:span text:style-name="T3">IT</text:span><text:span text:style-name="T4"> </text:span><text:span text:style-name="T3">4</text:span><text:span text:style-name="T6">r</text:span><text:span text:style-name="T7">th</text:span><text:span text:style-name="T9"> Semester<text:tab/>Roll No: __________ <text:tab/><text:tab/><text:tab/></text:span>Max marks: <text:span text:style-name="T28">7</text:span>0</text:p>
      <text:p text:style-name="P23"/>
      <text:p text:style-name="P24"><text:span text:style-name="T10">Note:</text:span> <text:span text:style-name="T11"><text:s/></text:span><text:span text:style-name="T15">Attempt all questions. Every question is of 10 </text:span><text:span text:style-name="T16">marks</text:span><text:span text:style-name="T15">. </text:span><text:span text:style-name="T17">Avoid cutting / overwriting.</text:span></text:p>
      <text:p text:style-name="P16"/>
      <text:p text:style-name="P17">Question No 1-<text:span text:style-name="T22">A</text:span>: Fill in the blanks.</text:p>
      <text:p text:style-name="P17"/>
      <text:list xml:id="list234003715" text:style-name="L1">
        <text:list-item>
          <text:p text:style-name="P9">Part of the DBMS that interacts with the user is called _________</text:p>
        </text:list-item>
        <text:list-item>
          <text:p text:style-name="P4">A software that manages and controls access to database is called _________.</text:p>
        </text:list-item>
        <text:list-item>
          <text:p text:style-name="P3">A program that interacts with database at some point in its execution is called ___________.</text:p>
        </text:list-item>
        <text:list-item>
          <text:p text:style-name="P4"><text:span text:style-name="T28">A subset of SQL which </text:span>allows user to define the database <text:span text:style-name="T28">is called __________.</text:span></text:p>
        </text:list-item>
        <text:list-item>
          <text:p text:style-name="P13">A subset of SQL that allows user to create, update, delete data is called ________.</text:p>
        </text:list-item>
      </text:list>
      <text:p text:style-name="P6"/>
      <text:p text:style-name="P17">Question No 1-<text:span text:style-name="T22">B</text:span>: <text:span text:style-name="T22">True or false?</text:span></text:p>
      <text:p text:style-name="P17"/>
      <text:list xml:id="list3427637293" text:style-name="L4">
        <text:list-item>
          <text:p text:style-name="P8">Application programs are typically written in 2<text:span text:style-name="T5">nd</text:span> Generation languages.</text:p>
        </text:list-item>
        <text:list-item>
          <text:p text:style-name="P8"><text:span text:style-name="T22">A collection of related data is called a record.</text:span></text:p>
        </text:list-item>
        <text:list-item>
          <text:p text:style-name="P8">DBMS provides no facility for asking unplanned queries.</text:p>
        </text:list-item>
        <text:list-item>
          <text:p text:style-name="P8">File based approach is <text:span text:style-name="T28">not </text:span>ideal for situations when we have to cross reference large amounts of data.</text:p>
        </text:list-item>
        <text:list-item>
          <text:p text:style-name="P8">File based approach <text:span text:style-name="T28">does not </text:span>allow to recover data in case of hardware/ software failure</text:p>
        </text:list-item>
      </text:list>
      <text:p text:style-name="P36"/>
      <text:p text:style-name="P6"/>
      <text:p text:style-name="P18">Question No 2: <text:span text:style-name="T29"><text:s/>What are the </text:span><text:span text:style-name="T30">components </text:span><text:span text:style-name="T29">of </text:span><text:span text:style-name="T30">DBMS environment?, support your answer with a diagram.</text:span></text:p>
      <text:p text:style-name="P18"/>
      <text:p text:style-name="P18">Question No 3: Recall ‘world’ database and write SQL statements for the following tasks.</text:p>
      <text:list xml:id="list2265060711" text:style-name="L5">
        <text:list-item>
          <text:p text:style-name="P10">Use the database <text:span text:style-name="T24">world</text:span>.</text:p>
        </text:list-item>
        <text:list-item>
          <text:p text:style-name="P11">List all tables in the <text:span text:style-name="T24">world</text:span> database.</text:p>
        </text:list-item>
        <text:list-item>
          <text:p text:style-name="P11">Display the structure of the <text:span text:style-name="T24">c</text:span><text:span text:style-name="T26">ity</text:span> table.</text:p>
        </text:list-item>
        <text:list-item>
          <text:p text:style-name="P5">Select top <text:span text:style-name="T28">5</text:span> rows from the table <text:span text:style-name="T25">c</text:span><text:span text:style-name="T26">ity</text:span>. </text:p>
        </text:list-item>
        <text:list-item>
          <text:p text:style-name="P5">Select last <text:span text:style-name="T28">5</text:span> rows from the table <text:span text:style-name="T25">c</text:span><text:span text:style-name="T26">ity</text:span>.</text:p>
        </text:list-item>
        <text:list-item>
          <text:p text:style-name="P5">Select <text:span text:style-name="T25">Name</text:span><text:span text:style-name="T23"> and </text:span><text:span text:style-name="T25">Region</text:span><text:span text:style-name="T23"> column from </text:span><text:span text:style-name="T25">country</text:span><text:span text:style-name="T23"> table and display first 5 rows. </text:span></text:p>
        </text:list-item>
        <text:list-item>
          <text:p text:style-name="P11">Display <text:span text:style-name="T24">Name</text:span> and <text:span text:style-name="T24">Region</text:span> of the countries where <text:span text:style-name="T24">Region</text:span> value is ‘<text:span text:style-name="T27">South America</text:span>’.</text:p>
        </text:list-item>
        <text:list-item>
          <text:p text:style-name="P12">Modify <text:s/>the SQL statement of task 6 to sort the results by <text:span text:style-name="T24">Name</text:span> (ascending).</text:p>
        </text:list-item>
        <text:list-item>
          <text:p text:style-name="P12">Modify <text:s/>the SQL statement of task 6 to sort the results by <text:span text:style-name="T24">Name</text:span> (descending).</text:p>
        </text:list-item>
        <text:list-item>
          <text:p text:style-name="P10">Display <text:span text:style-name="T25">Name,</text:span><text:span text:style-name="T23"> </text:span><text:span text:style-name="T25">Region, </text:span><text:span text:style-name="T24">and Population</text:span><text:span text:style-name="T23"> of the countries where </text:span><text:span text:style-name="T25">Region</text:span><text:span text:style-name="T23"> value is ‘</text:span><text:span text:style-name="T27">South America</text:span><text:span text:style-name="T23">’ </text:span>and <text:s/><text:span text:style-name="T24">Population </text:span>value is greater than <text:span text:style-name="T26">4</text:span><text:span text:style-name="T24">0,000</text:span>.</text:p>
        </text:list-item>
      </text:list>
      <text:p text:style-name="P26"><text:soft-page-break/><text:span text:style-name="T12"/></text:p>
      <text:p text:style-name="P35"><text:span text:style-name="T24">Question </text:span><text:span text:style-name="T27">4</text:span><text:span text:style-name="T24">: </text:span><text:span text:style-name="T29">Write mysql query for country table to display </text:span></text:p>
      <text:p text:style-name="P34">i)<text:tab/>Region and sum of Population (group by Region)</text:p>
      <text:p text:style-name="P14"><text:span text:style-name="T13">ii) <text:tab/>modify above query (i) to sort the results so that Region with hig</text:span><text:span text:style-name="T14">h</text:span><text:span text:style-name="T13">est population is listed 1</text:span><text:span text:style-name="T8">st</text:span><text:span text:style-name="T13"> and lowest population last.</text:span><text:span text:style-name="T12"> </text:span></text:p>
      <text:p text:style-name="P28"><text:span text:style-name="T18"/></text:p>
      <text:p text:style-name="P28"><text:span text:style-name="T18"/></text:p>
      <text:p text:style-name="P28"><text:span text:style-name="T18">Question </text:span><text:span text:style-name="T20">5</text:span><text:span text:style-name="T18">: </text:span><text:span text:style-name="T21">Recall the Scheduling system discussed in the class and draw an entity relationship diagram to model Course, Teacher and their relationship Course_Teacher. </text:span></text:p>
      <text:p text:style-name="P19"/>
      <text:p text:style-name="P15"><text:span text:style-name="T24"/></text:p>
      <text:p text:style-name="P19"/>
      <text:p text:style-name="P32"><text:span text:style-name="T24">Question </text:span><text:span text:style-name="T26">6</text:span><text:span text:style-name="T24">:</text:span> <text:span text:style-name="T24">Write mysql queries to create following tables/relation:</text:span></text:p>
      <text:p text:style-name="P31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1"><text:span text:style-name="T24">Course</text:span></text:p>
          </table:table-cell>
          <table:table-cell table:style-name="Table1.A1" office:value-type="string">
            <text:p text:style-name="P1"><text:span text:style-name="T24">Teacher</text:span></text:p>
          </table:table-cell>
          <table:table-cell table:style-name="Table1.C1" office:value-type="string">
            <text:p text:style-name="P1"><text:span text:style-name="T24">Course_Teacher</text:span></text:p>
          </table:table-cell>
        </table:table-row>
        <table:table-row table:style-name="Table1.1">
          <table:table-cell table:style-name="Table1.A1" office:value-type="string">
            <text:p text:style-name="P1">ID (int, auto increment) Primary Key)</text:p>
          </table:table-cell>
          <table:table-cell table:style-name="Table1.A1" office:value-type="string">
            <text:p text:style-name="P1">ID (int, auto increment) Primary Key)</text:p>
          </table:table-cell>
          <table:table-cell table:style-name="Table1.C1" office:value-type="string">
            <text:p text:style-name="P1">ID (int, auto increment) Primary Key)</text:p>
          </table:table-cell>
        </table:table-row>
        <table:table-row table:style-name="Table1.1">
          <table:table-cell table:style-name="Table1.A1" office:value-type="string">
            <text:p text:style-name="P1">Title (varchar:35)</text:p>
          </table:table-cell>
          <table:table-cell table:style-name="Table1.A1" office:value-type="string">
            <text:p text:style-name="P1">Name (not null, varchar:35)</text:p>
          </table:table-cell>
          <table:table-cell table:style-name="Table1.C1" office:value-type="string">
            <text:p text:style-name="P1">teacher_id (Foreign Key)</text:p>
          </table:table-cell>
        </table:table-row>
        <table:table-row table:style-name="Table1.1">
          <table:table-cell table:style-name="Table1.A1" office:value-type="string">
            <text:p text:style-name="P1">CourseCode (varchar:20)</text:p>
          </table:table-cell>
          <table:table-cell table:style-name="Table1.A1" office:value-type="string">
            <text:p text:style-name="P1">Email (unique, varchar:30)</text:p>
          </table:table-cell>
          <table:table-cell table:style-name="Table1.C1" office:value-type="string">
            <text:p text:style-name="P1">course_id (Foreign Key)</text:p>
          </table:table-cell>
        </table:table-row>
      </table:table>
      <text:p text:style-name="P31"/>
      <text:p text:style-name="P31"/>
      <text:p text:style-name="P32"><text:span text:style-name="T24">Question </text:span><text:span text:style-name="T26">7</text:span>: <text:s/>Given the tables below write mysql join query that achieves the given output.</text:p>
      <text:p text:style-name="P3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25"><text:span text:style-name="T24">city</text:span></text:p>
          </table:table-cell>
          <table:covered-table-cell/>
          <table:table-cell table:style-name="Table2.C1" office:value-type="string">
            <text:p text:style-name="P29"/>
          </table:table-cell>
          <table:table-cell table:style-name="Table2.A1" table:number-columns-spanned="2" office:value-type="string">
            <text:p text:style-name="P25"><text:span text:style-name="T24">country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27"><text:span text:style-name="T24"><text:s/>name <text:s text:c="10"/></text:span></text:p>
          </table:table-cell>
          <table:table-cell table:style-name="Table2.A2" office:value-type="string">
            <text:p text:style-name="P27"><text:span text:style-name="T24"><text:s/>CountryCode </text:span></text:p>
          </table:table-cell>
          <table:table-cell table:style-name="Table2.C2" office:value-type="string">
            <text:p text:style-name="P30"/>
          </table:table-cell>
          <table:table-cell table:style-name="Table2.A2" office:value-type="string">
            <text:p text:style-name="P27"><text:span text:style-name="T24">Code</text:span></text:p>
          </table:table-cell>
          <table:table-cell table:style-name="Table2.A2" office:value-type="string">
            <text:p text:style-name="P27"><text:span text:style-name="T24"><text:s/>name <text:s text:c="7"/></text:span></text:p>
          </table:table-cell>
        </table:table-row>
        <table:table-row table:style-name="Table2.1">
          <table:table-cell table:style-name="Table2.A2" office:value-type="string">
            <text:p text:style-name="P27"><text:s/>Kabul <text:s text:c="9"/></text:p>
          </table:table-cell>
          <table:table-cell table:style-name="Table2.A2" office:value-type="string">
            <text:p text:style-name="P27"><text:s/>AFG <text:s text:c="8"/></text:p>
          </table:table-cell>
          <table:table-cell table:style-name="Table2.C2" office:value-type="string">
            <text:p text:style-name="P27"/>
          </table:table-cell>
          <table:table-cell table:style-name="Table2.A2" office:value-type="string">
            <text:p text:style-name="P27">AFG</text:p>
          </table:table-cell>
          <table:table-cell table:style-name="Table2.A2" office:value-type="string">
            <text:p text:style-name="P27">Afghanistan</text:p>
          </table:table-cell>
        </table:table-row>
        <table:table-row table:style-name="Table2.1">
          <table:table-cell table:style-name="Table2.A2" office:value-type="string">
            <text:p text:style-name="P27"><text:s/>Qandahar <text:s text:c="6"/></text:p>
          </table:table-cell>
          <table:table-cell table:style-name="Table2.A2" office:value-type="string">
            <text:p text:style-name="P27"><text:s/>AFG <text:s text:c="8"/></text:p>
          </table:table-cell>
          <table:table-cell table:style-name="Table2.C2" office:value-type="string">
            <text:p text:style-name="P27"/>
          </table:table-cell>
          <table:table-cell table:style-name="Table2.A2" office:value-type="string">
            <text:p text:style-name="P27">NLD</text:p>
          </table:table-cell>
          <table:table-cell table:style-name="Table2.A2" office:value-type="string">
            <text:p text:style-name="P27"><text:s/><text:bookmark-start text:name="__DdeLink__438_1204705456"/>Netherlands<text:bookmark-end text:name="__DdeLink__438_1204705456"/> </text:p>
          </table:table-cell>
        </table:table-row>
        <table:table-row table:style-name="Table2.1">
          <table:table-cell table:style-name="Table2.A2" office:value-type="string">
            <text:p text:style-name="P27"><text:s/>Herat <text:s text:c="9"/></text:p>
          </table:table-cell>
          <table:table-cell table:style-name="Table2.A2" office:value-type="string">
            <text:p text:style-name="P27"><text:s/>AFG <text:s text:c="8"/></text:p>
          </table:table-cell>
          <table:table-cell table:style-name="Table2.C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</table:table-row>
        <table:table-row table:style-name="Table2.1">
          <table:table-cell table:style-name="Table2.A2" office:value-type="string">
            <text:p text:style-name="P27"><text:s/>Mazar-e-Sharif </text:p>
          </table:table-cell>
          <table:table-cell table:style-name="Table2.A2" office:value-type="string">
            <text:p text:style-name="P27"><text:s/>AFG <text:s text:c="8"/></text:p>
          </table:table-cell>
          <table:table-cell table:style-name="Table2.C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</table:table-row>
        <table:table-row table:style-name="Table2.1">
          <table:table-cell table:style-name="Table2.A2" office:value-type="string">
            <text:p text:style-name="P27"><text:s/>Amsterdam <text:s text:c="5"/></text:p>
          </table:table-cell>
          <table:table-cell table:style-name="Table2.A2" office:value-type="string">
            <text:p text:style-name="P27"><text:s/>NLD <text:s text:c="8"/></text:p>
          </table:table-cell>
          <table:table-cell table:style-name="Table2.C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</table:table-row>
      </table:table>
      <text:p text:style-name="P32"/>
      <text:p text:style-name="P32"><text:span text:style-name="T24">Output: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<text:span text:style-name="T24">city.name</text:span></text:p>
          </table:table-cell>
          <table:table-cell table:style-name="Table3.B1" office:value-type="string">
            <text:p text:style-name="P1"><text:span text:style-name="T24">country.name</text:span></text:p>
          </table:table-cell>
        </table:table-row>
        <table:table-row table:style-name="Table3.1">
          <table:table-cell table:style-name="Table3.A1" office:value-type="string">
            <text:p text:style-name="P27"><text:s/>Kabul <text:s text:c="9"/></text:p>
          </table:table-cell>
          <table:table-cell table:style-name="Table3.B1" office:value-type="string">
            <text:p text:style-name="P27">Afghanistan</text:p>
          </table:table-cell>
        </table:table-row>
        <table:table-row table:style-name="Table3.1">
          <table:table-cell table:style-name="Table3.A1" office:value-type="string">
            <text:p text:style-name="P27"><text:s/>Qandahar <text:s text:c="6"/></text:p>
          </table:table-cell>
          <table:table-cell table:style-name="Table3.B1" office:value-type="string">
            <text:p text:style-name="P27">Afghanistan</text:p>
          </table:table-cell>
        </table:table-row>
        <table:table-row table:style-name="Table3.1">
          <table:table-cell table:style-name="Table3.A1" office:value-type="string">
            <text:p text:style-name="P27"><text:s/>Herat <text:s text:c="9"/></text:p>
          </table:table-cell>
          <table:table-cell table:style-name="Table3.B1" office:value-type="string">
            <text:p text:style-name="P27">Afghanistan</text:p>
          </table:table-cell>
        </table:table-row>
        <table:table-row table:style-name="Table3.1">
          <table:table-cell table:style-name="Table3.A1" office:value-type="string">
            <text:p text:style-name="P27"><text:s/>Mazar-e-Sharif </text:p>
          </table:table-cell>
          <table:table-cell table:style-name="Table3.B1" office:value-type="string">
            <text:p text:style-name="P27">Afghanistan</text:p>
          </table:table-cell>
        </table:table-row>
        <table:table-row table:style-name="Table3.1">
          <table:table-cell table:style-name="Table3.A1" office:value-type="string">
            <text:p text:style-name="P27"><text:s/>Amsterdam <text:s text:c="5"/></text:p>
          </table:table-cell>
          <table:table-cell table:style-name="Table3.B1" office:value-type="string">
            <text:p text:style-name="P27">Netherlands </text:p>
          </table:table-cell>
        </table:table-row>
      </table:table>
      <text:p text:style-name="P32"/>
      <text:p text:style-name="P32"/>
      <text:p text:style-name="P7"><text:span text:style-name="T24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2:25:24.959626757</meta:creation-date>
    <dc:date>2019-04-21T12:47:11.598355051</dc:date>
    <meta:editing-duration>PT4M3S</meta:editing-duration>
    <meta:editing-cycles>1</meta:editing-cycles>
    <meta:document-statistic meta:table-count="3" meta:image-count="0" meta:object-count="0" meta:page-count="2" meta:paragraph-count="80" meta:word-count="496" meta:character-count="3165" meta:non-whitespace-character-count="2600"/>
    <meta:generator>LibreOffice/6.0.7.3$Linux_X86_64 LibreOffice_project/00m0$Build-3</meta:generator>
  </office:meta>
</office:document-meta>
</file>